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61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4cm"/>
    </style:style>
    <style:style style:name="co5" style:family="table-column">
      <style:table-column-properties fo:break-before="auto" style:column-width="3.367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25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3.647cm" svg:height="26.104cm" svg:x="7.1cm" svg:y="4.961cm">
            <draw:object draw:notify-on-update-of-ranges="Tabelle1.A1:Tabelle1.A1 Tabelle1.A2:Tabelle1.A9 Tabelle1.B1:Tabelle1.B1 Tabelle1.B2:Tabelle1.B9 Tabelle1.C1:Tabelle1.C1 Tabelle1.C2:Tabelle1.C9 Tabelle1.D1:Tabelle1.D1 Tabelle1.D2:Tabelle1.D9 Tabelle1.E1:Tabelle1.E1 Tabelle1.E2:Tabelle1.E9 Tabelle1.F1:Tabelle1.F1 Tabelle1.F2:Tabelle1.F9 Tabelle1.G1:Tabelle1.G1 Tabelle1.G2:Tabelle1.G9 Tabelle1.H1:Tabelle1.H1 Tabelle1.H2:Tabelle1.H9 Tabelle1.I1:Tabelle1.I1 Tabelle1.I2:Tabelle1.I9 Tabelle1.J1:Tabelle1.J1 Tabelle1.J2:Tabelle1.J9 Tabelle1.K1:Tabelle1.K1 Tabelle1.K2:Tabelle1.K9 Tabelle1.L1:Tabelle1.L1 Tabelle1.L2:Tabelle1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1" table:default-cell-style-name="Default"/>
        <table:table-row table:style-name="ro1">
          <table:table-cell table:style-name="ce1" office:value-type="string" calcext:value-type="string">
            <text:p>Kreis</text:p>
          </table:table-cell>
          <table:table-cell table:style-name="ce3" office:value-type="string" calcext:value-type="string">
            <text:p>Krieger_0</text:p>
          </table:table-cell>
          <table:table-cell table:style-name="ce3" office:value-type="string" calcext:value-type="string">
            <text:p>Tiermeister_0</text:p>
          </table:table-cell>
          <table:table-cell table:style-name="ce3" office:value-type="string" calcext:value-type="string">
            <text:p>Geisterbeschwörer_0</text:p>
          </table:table-cell>
          <table:table-cell table:style-name="ce3" office:value-type="string" calcext:value-type="string">
            <text:p>Geisterbeschwörer_3</text:p>
          </table:table-cell>
          <table:table-cell table:style-name="ce3" office:value-type="string" calcext:value-type="string">
            <text:p>Schütze_0</text:p>
          </table:table-cell>
          <table:table-cell table:style-name="ce3" office:value-type="string" calcext:value-type="string">
            <text:p>Elementarist_0</text:p>
          </table:table-cell>
          <table:table-cell table:style-name="ce3" office:value-type="string" calcext:value-type="string">
            <text:p>Elementarist_3</text:p>
          </table:table-cell>
          <table:table-cell table:style-name="ce3" office:value-type="string" calcext:value-type="string">
            <text:p>Magier_0</text:p>
          </table:table-cell>
          <table:table-cell table:style-name="ce3" office:value-type="string" calcext:value-type="string">
            <text:p>Magier_3</text:p>
          </table:table-cell>
          <table:table-cell table:style-name="ce3" office:value-type="string" calcext:value-type="string">
            <text:p>Alchemist_0</text:p>
          </table:table-cell>
          <table:table-cell table:style-name="ce3" office:value-type="string" calcext:value-type="string">
            <text:p>Alchemist_3</text:p>
          </table:table-cell>
          <table:table-cell table:number-columns-repeated="4"/>
          <table:table-cell table:style-name="ce1" table:number-columns-repeated="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9.6" calcext:value-type="float">
            <text:p>9,6</text:p>
          </table:table-cell>
          <table:table-cell table:number-columns-repeated="2" table:style-name="ce4" office:value-type="float" office:value="13" calcext:value-type="float">
            <text:p>13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" table:style-name="ce4" office:value-type="float" office:value="9" calcext:value-type="float">
            <text:p>9,0</text:p>
          </table:table-cell>
          <table:table-cell table:number-columns-repeated="2" table:style-name="ce4" office:value-type="float" office:value="7.4" calcext:value-type="float">
            <text:p>7,4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0.6" calcext:value-type="float">
            <text:p>10,6</text:p>
          </table:table-cell>
          <table:table-cell table:number-columns-repeated="2" table:style-name="ce4" office:value-type="float" office:value="13" calcext:value-type="float">
            <text:p>13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" table:style-name="ce4" office:value-type="float" office:value="9" calcext:value-type="float">
            <text:p>9,0</text:p>
          </table:table-cell>
          <table:table-cell table:number-columns-repeated="2" table:style-name="ce4" office:value-type="float" office:value="10.2" calcext:value-type="float">
            <text:p>10,2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1.6" calcext:value-type="float">
            <text:p>11,6</text:p>
          </table:table-cell>
          <table:table-cell table:number-columns-repeated="2" table:style-name="ce4" office:value-type="float" office:value="13" calcext:value-type="float">
            <text:p>13,0</text:p>
          </table:table-cell>
          <table:table-cell table:style-name="ce4" office:value-type="float" office:value="15.6" calcext:value-type="float">
            <text:p>15,6</text:p>
          </table:table-cell>
          <table:table-cell table:number-columns-repeated="2" table:style-name="ce4" office:value-type="float" office:value="12" calcext:value-type="float">
            <text:p>12,0</text:p>
          </table:table-cell>
          <table:table-cell table:number-columns-repeated="2" table:style-name="ce4" office:value-type="float" office:value="9" calcext:value-type="float">
            <text:p>9,0</text:p>
          </table:table-cell>
          <table:table-cell table:number-columns-repeated="2" table:style-name="ce4" office:value-type="float" office:value="11.7" calcext:value-type="float">
            <text:p>11,7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13.7" calcext:value-type="float">
            <text:p>13,7</text:p>
          </table:table-cell>
          <table:table-cell table:number-columns-repeated="2" table:style-name="ce4" office:value-type="float" office:value="19.1" calcext:value-type="float">
            <text:p>19,1</text:p>
          </table:table-cell>
          <table:table-cell table:style-name="ce4" office:value-type="float" office:value="24" calcext:value-type="float">
            <text:p>24,0</text:p>
          </table:table-cell>
          <table:table-cell table:number-columns-repeated="2" table:style-name="ce4" office:value-type="float" office:value="12" calcext:value-type="float">
            <text:p>12,0</text:p>
          </table:table-cell>
          <table:table-cell table:number-columns-repeated="2" table:style-name="ce4" office:value-type="float" office:value="9.6" calcext:value-type="float">
            <text:p>9,6</text:p>
          </table:table-cell>
          <table:table-cell table:number-columns-repeated="2" table:style-name="ce4" office:value-type="float" office:value="13.3" calcext:value-type="float">
            <text:p>13,3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14.7" calcext:value-type="float">
            <text:p>14,7</text:p>
          </table:table-cell>
          <table:table-cell table:number-columns-repeated="2" table:style-name="ce4" office:value-type="float" office:value="20.1" calcext:value-type="float">
            <text:p>20,1</text:p>
          </table:table-cell>
          <table:table-cell table:style-name="ce4" office:value-type="float" office:value="26.6" calcext:value-type="float">
            <text:p>26,6</text:p>
          </table:table-cell>
          <table:table-cell table:number-columns-repeated="2" table:style-name="ce4" office:value-type="float" office:value="19.1" calcext:value-type="float">
            <text:p>19,1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1.6" calcext:value-type="float">
            <text:p>21,6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36.9" calcext:value-type="float">
            <text:p>36,9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29.2" calcext:value-type="float">
            <text:p>29,2</text:p>
          </table:table-cell>
          <table:table-cell table:number-columns-repeated="2" table:style-name="ce4" office:value-type="float" office:value="20.1" calcext:value-type="float">
            <text:p>20,1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40.1" calcext:value-type="float">
            <text:p>40,1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4.9" calcext:value-type="float">
            <text:p>24,9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38.2" calcext:value-type="float">
            <text:p>38,2</text:p>
          </table:table-cell>
          <table:table-cell table:style-name="ce4" office:value-type="float" office:value="192.4" calcext:value-type="float">
            <text:p>192,4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37.9" calcext:value-type="float">
            <text:p>37,9</text:p>
          </table:table-cell>
          <table:table-cell table:style-name="ce4" office:value-type="float" office:value="55.6" calcext:value-type="float">
            <text:p>55,6</text:p>
          </table:table-cell>
          <table:table-cell table:number-columns-repeated="2" table:style-name="ce4" office:value-type="float" office:value="24.2" calcext:value-type="float">
            <text:p>24,2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44.2" calcext:value-type="float">
            <text:p>44,2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33.3" calcext:value-type="float">
            <text:p>33,3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9.5" calcext:value-type="float">
            <text:p>39,5</text:p>
          </table:table-cell>
          <table:table-cell table:style-name="ce4" office:value-type="float" office:value="228.1" calcext:value-type="float">
            <text:p>228,1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39.4" calcext:value-type="float">
            <text:p>39,4</text:p>
          </table:table-cell>
          <table:table-cell table:style-name="ce4" office:value-type="float" office:value="58.2" calcext:value-type="float">
            <text:p>58,2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5.7" calcext:value-type="float">
            <text:p>25,7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46.2" calcext:value-type="float">
            <text:p>46,2</text:p>
          </table:table-cell>
          <table:table-cell table:style-name="ce4" office:value-type="float" office:value="40.2" calcext:value-type="float">
            <text:p>40,2</text:p>
          </table:table-cell>
          <table:table-cell table:style-name="ce4" office:value-type="float" office:value="48.7" calcext:value-type="float">
            <text:p>48,7</text:p>
          </table:table-cell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10"/>
          <table:table-cell table:style-name="ce5" table:number-columns-repeated="10"/>
        </table:table-row>
        <table:table-row table:style-name="ro2" table:number-rows-repeated="6"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4"/>
          <table:table-cell table:style-name="ce2" table:number-columns-repeated="10"/>
          <table:table-cell table:style-name="ce5" table:number-columns-repeated="1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4"/>
          <table:table-cell table:style-name="ce2" table:number-columns-repeated="15"/>
          <table:table-cell table:style-name="ce5" table:number-columns-repeated="5"/>
        </table:table-row>
        <table:table-row table:style-name="ro2" table:number-rows-repeated="14">
          <table:table-cell table:style-name="ce2" table:number-columns-repeated="12"/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2" table:number-rows-repeated="8">
          <table:table-cell table:style-name="ce2" table:number-columns-repeated="5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10"/>
          <table:table-cell table:style-name="ce5" table:number-columns-repeated="10"/>
        </table:table-row>
        <table:table-row table:style-name="ro2" table:number-rows-repeated="4">
          <table:table-cell table:style-name="ce2" table:number-columns-repeated="5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15"/>
          <table:table-cell table:style-name="ce5" table:number-columns-repeated="5"/>
        </table:table-row>
        <table:table-row table:style-name="ro2" table:number-rows-repeated="4">
          <table:table-cell table:style-name="ce2" table:number-columns-repeated="5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20"/>
        </table:table-row>
        <table:table-row table:style-name="ro2" table:number-rows-repeated="8">
          <table:table-cell table:style-name="ce2" table:number-columns-repeated="12"/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10"/>
          <table:table-cell table:style-name="ce5" table:number-columns-repeated="10"/>
        </table:table-row>
        <table:table-row table:style-name="ro2" table:number-rows-repeated="6"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4"/>
          <table:table-cell table:style-name="ce2" table:number-columns-repeated="10"/>
          <table:table-cell table:style-name="ce5" table:number-columns-repeated="1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4"/>
          <table:table-cell table:style-name="ce2" table:number-columns-repeated="15"/>
          <table:table-cell table:style-name="ce5" table:number-columns-repeated="5"/>
        </table:table-row>
        <table:table-row table:style-name="ro2" table:number-rows-repeated="16">
          <table:table-cell table:style-name="ce2" table:number-columns-repeated="12"/>
          <table:table-cell table:number-columns-repeated="4"/>
          <table:table-cell table:style-name="ce2" table:number-columns-repeated="8"/>
          <table:table-cell table:style-name="ce5" table:number-columns-repeated="12"/>
        </table:table-row>
        <table:table-row table:style-name="ro2" table:number-rows-repeated="8">
          <table:table-cell table:style-name="ce2" table:number-columns-repeated="5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10"/>
          <table:table-cell table:style-name="ce5" table:number-columns-repeated="10"/>
        </table:table-row>
        <table:table-row table:style-name="ro2" table:number-rows-repeated="4">
          <table:table-cell table:style-name="ce2" table:number-columns-repeated="5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15"/>
          <table:table-cell table:style-name="ce5" table:number-columns-repeated="5"/>
        </table:table-row>
        <table:table-row table:style-name="ro2" table:number-rows-repeated="3">
          <table:table-cell table:style-name="ce2" table:number-columns-repeated="5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20"/>
        </table:table-row>
        <table:table-row table:style-name="ro2">
          <table:table-cell table:style-name="ce2" table:number-columns-repeated="5"/>
          <table:table-cell table:style-name="ce5"/>
          <table:table-cell table:style-name="ce2" table:number-columns-repeated="6"/>
          <table:table-cell table:number-columns-repeated="4"/>
          <table:table-cell table:style-name="ce2" table:number-columns-repeated="9"/>
          <table:table-cell table:number-columns-repeated="11"/>
        </table:table-row>
        <table:table-row table:style-name="ro2" table:number-rows-repeated="1048464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 style:data-style-name="N2" text:time-value="0000-00-00T00:00:04.0995901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baltes </meta:initial-creator>
    <meta:creation-date>2014-04-01T00:13:09.755576866</meta:creation-date>
    <dc:date>2014-04-01T15:01:29.769560148</dc:date>
    <dc:creator>sbaltes </dc:creator>
    <meta:editing-duration>P0D</meta:editing-duration>
    <meta:editing-cycles>1</meta:editing-cycles>
    <meta:generator>LibreOffice/4.1.3.2$Linux_X86_64 LibreOffice_project/410m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maximum="60" chart:interval-major="5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draw:stroke="dash" draw:stroke-dash="Ultrafine_20_Dashed" svg:stroke-width="0.08cm" svg:stroke-color="#999999" draw:fill-color="#999999"/>
      <style:text-properties fo:font-size="10pt" style:font-size-asian="10pt" style:font-size-complex="10pt"/>
    </style:style>
    <style:style style:name="ch15" style:family="chart" style:data-style-name="N108">
      <style:chart-properties chart:symbol-type="non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6" style:family="chart" style:data-style-name="N108">
      <style:chart-properties chart:symbol-type="none"/>
      <style:graphic-properties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08">
      <style:chart-properties chart:symbol-type="non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08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08">
      <style:chart-properties chart:symbol-type="non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8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08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3.648cm" svg:height="26.105cm" xlink:href=".." xlink:type="simple" chart:class="chart:line" chart:style-name="ch1">
        <chart:title svg:x="8.817cm" svg:y="0.658cm" chart:style-name="ch2">
          <text:p>Schaden / Runde / Disziplin</text:p>
        </chart:title>
        <chart:subtitle svg:x="10.528cm" svg:y="2.018cm" chart:style-name="ch3">
          <text:p>Earthdawn 2.0</text:p>
        </chart:subtitle>
        <chart:legend chart:legend-position="end" svg:x="18.048cm" svg:y="10.169cm" style:legend-expansion="high" chart:style-name="ch4"/>
        <chart:plot-area chart:style-name="ch5" table:cell-range-address="Tabelle1.A1:Tabelle1.L9" chart:data-source-has-labels="both" svg:x="1.497cm" svg:y="3.737cm" svg:width="15.607cm" svg:height="20.851cm">
          <chartooo:coordinate-region svg:x="2.457cm" svg:y="3.945cm" svg:width="14.542cm" svg:height="19.979cm"/>
          <chart:axis chart:dimension="x" chart:name="primary-x" chart:style-name="ch6" chartooo:axis-type="auto">
            <chartooo:date-scale/>
            <chart:title svg:x="8.874cm" svg:y="25.11cm" chart:style-name="ch7">
              <text:p>Kreis</text:p>
            </chart:title>
            <chart:categories table:cell-range-address="Tabelle1.A2:Tabelle1.A9"/>
          </chart:axis>
          <chart:axis chart:dimension="y" chart:name="primary-y" chart:style-name="ch8">
            <chart:title svg:x="0.451cm" svg:y="16.346cm" chart:style-name="ch9">
              <text:p>Ø Schaden / Runde Einzelziel</text:p>
            </chart:title>
            <chart:grid chart:style-name="ch10" chart:class="major"/>
          </chart:axis>
          <chart:series chart:style-name="ch11" chart:values-cell-range-address="Tabelle1.B2:Tabelle1.B9" chart:label-cell-address="Tabelle1.B1:Tabelle1.B1" chart:class="chart:line">
            <chart:data-point chart:repeated="8"/>
          </chart:series>
          <chart:series chart:style-name="ch12" chart:values-cell-range-address="Tabelle1.C2:Tabelle1.C9" chart:label-cell-address="Tabelle1.C1:Tabelle1.C1" chart:class="chart:line">
            <chart:data-point chart:repeated="8"/>
          </chart:series>
          <chart:series chart:style-name="ch13" chart:values-cell-range-address="Tabelle1.D2:Tabelle1.D9" chart:label-cell-address="Tabelle1.D1:Tabelle1.D1" chart:class="chart:line">
            <chart:data-point chart:repeated="8"/>
          </chart:series>
          <chart:series chart:style-name="ch14" chart:values-cell-range-address="Tabelle1.E2:Tabelle1.E9" chart:label-cell-address="Tabelle1.E1:Tabelle1.E1" chart:class="chart:line">
            <chart:data-point chart:repeated="8"/>
          </chart:series>
          <chart:series chart:style-name="ch15" chart:values-cell-range-address="Tabelle1.F2:Tabelle1.F9" chart:label-cell-address="Tabelle1.F1:Tabelle1.F1" chart:class="chart:line">
            <chart:data-point chart:repeated="8"/>
          </chart:series>
          <chart:series chart:style-name="ch16" chart:values-cell-range-address="Tabelle1.G2:Tabelle1.G9" chart:label-cell-address="Tabelle1.G1:Tabelle1.G1" chart:class="chart:line">
            <chart:data-point chart:repeated="8"/>
          </chart:series>
          <chart:series chart:style-name="ch17" chart:values-cell-range-address="Tabelle1.H2:Tabelle1.H9" chart:label-cell-address="Tabelle1.H1:Tabelle1.H1" chart:class="chart:line">
            <chart:data-point chart:repeated="8"/>
          </chart:series>
          <chart:series chart:style-name="ch18" chart:values-cell-range-address="Tabelle1.I2:Tabelle1.I9" chart:label-cell-address="Tabelle1.I1:Tabelle1.I1" chart:class="chart:line">
            <chart:data-point chart:repeated="8"/>
          </chart:series>
          <chart:series chart:style-name="ch19" chart:values-cell-range-address="Tabelle1.J2:Tabelle1.J9" chart:label-cell-address="Tabelle1.J1:Tabelle1.J1" chart:class="chart:line">
            <chart:data-point chart:repeated="8"/>
          </chart:series>
          <chart:series chart:style-name="ch20" chart:values-cell-range-address="Tabelle1.K2:Tabelle1.K9" chart:label-cell-address="Tabelle1.K1:Tabelle1.K1" chart:class="chart:line">
            <chart:data-point chart:repeated="8"/>
          </chart:series>
          <chart:series chart:style-name="ch21" chart:values-cell-range-address="Tabelle1.L2:Tabelle1.L9" chart:label-cell-address="Tabelle1.L1:Tabelle1.L1" chart:class="chart:line">
            <chart:data-point chart:repeated="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rieger_0</text:p>
                <draw:g>
                  <svg:desc>Tabelle1.B1:Tabelle1.B1</svg:desc>
                </draw:g>
              </table:table-cell>
              <table:table-cell office:value-type="string">
                <text:p>Tiermeister_0</text:p>
                <draw:g>
                  <svg:desc>Tabelle1.C1:Tabelle1.C1</svg:desc>
                </draw:g>
              </table:table-cell>
              <table:table-cell office:value-type="string">
                <text:p>Geisterbeschwörer_0</text:p>
                <draw:g>
                  <svg:desc>Tabelle1.D1:Tabelle1.D1</svg:desc>
                </draw:g>
              </table:table-cell>
              <table:table-cell office:value-type="string">
                <text:p>Geisterbeschwörer_3</text:p>
                <draw:g>
                  <svg:desc>Tabelle1.E1:Tabelle1.E1</svg:desc>
                </draw:g>
              </table:table-cell>
              <table:table-cell office:value-type="string">
                <text:p>Schütze_0</text:p>
                <draw:g>
                  <svg:desc>Tabelle1.F1:Tabelle1.F1</svg:desc>
                </draw:g>
              </table:table-cell>
              <table:table-cell office:value-type="string">
                <text:p>Elementarist_0</text:p>
                <draw:g>
                  <svg:desc>Tabelle1.G1:Tabelle1.G1</svg:desc>
                </draw:g>
              </table:table-cell>
              <table:table-cell office:value-type="string">
                <text:p>Elementarist_3</text:p>
                <draw:g>
                  <svg:desc>Tabelle1.H1:Tabelle1.H1</svg:desc>
                </draw:g>
              </table:table-cell>
              <table:table-cell office:value-type="string">
                <text:p>Magier_0</text:p>
                <draw:g>
                  <svg:desc>Tabelle1.I1:Tabelle1.I1</svg:desc>
                </draw:g>
              </table:table-cell>
              <table:table-cell office:value-type="string">
                <text:p>Magier_3</text:p>
                <draw:g>
                  <svg:desc>Tabelle1.J1:Tabelle1.J1</svg:desc>
                </draw:g>
              </table:table-cell>
              <table:table-cell office:value-type="string">
                <text:p>Alchemist_0</text:p>
                <draw:g>
                  <svg:desc>Tabelle1.K1:Tabelle1.K1</svg:desc>
                </draw:g>
              </table:table-cell>
              <table:table-cell office:value-type="string">
                <text:p>Alchemist_3</text:p>
                <draw:g>
                  <svg:desc>Tabelle1.L1:Tabelle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9</svg:desc>
                </draw:g>
              </table:table-cell>
              <table:table-cell office:value-type="float" office:value="15.3">
                <text:p>15.3</text:p>
                <draw:g>
                  <svg:desc>Tabelle1.B2:Tabelle1.B9</svg:desc>
                </draw:g>
              </table:table-cell>
              <table:table-cell office:value-type="float" office:value="9.6">
                <text:p>9.6</text:p>
                <draw:g>
                  <svg:desc>Tabelle1.C2:Tabelle1.C9</svg:desc>
                </draw:g>
              </table:table-cell>
              <table:table-cell office:value-type="float" office:value="13">
                <text:p>13</text:p>
                <draw:g>
                  <svg:desc>Tabelle1.D2:Tabelle1.D9</svg:desc>
                </draw:g>
              </table:table-cell>
              <table:table-cell office:value-type="float" office:value="13">
                <text:p>13</text:p>
                <draw:g>
                  <svg:desc>Tabelle1.E2:Tabelle1.E9</svg:desc>
                </draw:g>
              </table:table-cell>
              <table:table-cell office:value-type="float" office:value="12">
                <text:p>12</text:p>
                <draw:g>
                  <svg:desc>Tabelle1.F2:Tabelle1.F9</svg:desc>
                </draw:g>
              </table:table-cell>
              <table:table-cell office:value-type="float" office:value="2.4">
                <text:p>2.4</text:p>
                <draw:g>
                  <svg:desc>Tabelle1.G2:Tabelle1.G9</svg:desc>
                </draw:g>
              </table:table-cell>
              <table:table-cell office:value-type="float" office:value="6.5">
                <text:p>6.5</text:p>
                <draw:g>
                  <svg:desc>Tabelle1.H2:Tabelle1.H9</svg:desc>
                </draw:g>
              </table:table-cell>
              <table:table-cell office:value-type="float" office:value="9">
                <text:p>9</text:p>
                <draw:g>
                  <svg:desc>Tabelle1.I2:Tabelle1.I9</svg:desc>
                </draw:g>
              </table:table-cell>
              <table:table-cell office:value-type="float" office:value="9">
                <text:p>9</text:p>
                <draw:g>
                  <svg:desc>Tabelle1.J2:Tabelle1.J9</svg:desc>
                </draw:g>
              </table:table-cell>
              <table:table-cell office:value-type="float" office:value="7.4">
                <text:p>7.4</text:p>
                <draw:g>
                  <svg:desc>Tabelle1.K2:Tabelle1.K9</svg:desc>
                </draw:g>
              </table:table-cell>
              <table:table-cell office:value-type="float" office:value="7.4">
                <text:p>7.4</text:p>
                <draw:g>
                  <svg:desc>Tabelle1.L2:Tabelle1.L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.6">
                <text:p>15.6</text:p>
              </table:table-cell>
              <table:table-cell office:value-type="float" office:value="10.6">
                <text:p>10.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.9">
                <text:p>17.9</text:p>
              </table:table-cell>
              <table:table-cell office:value-type="float" office:value="11.6">
                <text:p>11.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6">
                <text:p>15.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">
                <text:p>11.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5">
                <text:p>20.5</text:p>
              </table:table-cell>
              <table:table-cell office:value-type="float" office:value="13.7">
                <text:p>13.7</text:p>
              </table:table-cell>
              <table:table-cell office:value-type="float" office:value="19.1">
                <text:p>19.1</text:p>
              </table:table-cell>
              <table:table-cell office:value-type="float" office:value="19.1">
                <text:p>19.1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13.3">
                <text:p>13.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.7">
                <text:p>14.7</text:p>
              </table:table-cell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26.6">
                <text:p>26.6</text:p>
              </table:table-cell>
              <table:table-cell office:value-type="float" office:value="19.1">
                <text:p>19.1</text:p>
              </table:table-cell>
              <table:table-cell office:value-type="float" office:value="19.1">
                <text:p>19.1</text:p>
              </table:table-cell>
              <table:table-cell office:value-type="float" office:value="9.5">
                <text:p>9.5</text:p>
              </table:table-cell>
              <table:table-cell office:value-type="float" office:value="20.1">
                <text:p>20.1</text:p>
              </table:table-cell>
              <table:table-cell office:value-type="float" office:value="19.3">
                <text:p>19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6.9">
                <text:p>36.9</text:p>
              </table:table-cell>
              <table:table-cell office:value-type="float" office:value="21">
                <text:p>21</text:p>
              </table:table-cell>
              <table:table-cell office:value-type="float" office:value="21.1">
                <text:p>21.1</text:p>
              </table:table-cell>
              <table:table-cell office:value-type="float" office:value="34.8">
                <text:p>34.8</text:p>
              </table:table-cell>
              <table:table-cell office:value-type="float" office:value="29.2">
                <text:p>29.2</text:p>
              </table:table-cell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9.5">
                <text:p>9.5</text:p>
              </table:table-cell>
              <table:table-cell office:value-type="float" office:value="40.1">
                <text:p>40.1</text:p>
              </table:table-cell>
              <table:table-cell office:value-type="float" office:value="21.4">
                <text:p>21.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8.2">
                <text:p>38.2</text:p>
              </table:table-cell>
              <table:table-cell office:value-type="float" office:value="192.4">
                <text:p>192.4</text:p>
              </table:table-cell>
              <table:table-cell office:value-type="float" office:value="23.2">
                <text:p>23.2</text:p>
              </table:table-cell>
              <table:table-cell office:value-type="float" office:value="37.9">
                <text:p>37.9</text:p>
              </table:table-cell>
              <table:table-cell office:value-type="float" office:value="55.6">
                <text:p>55.6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  <table:table-cell office:value-type="float" office:value="10.5">
                <text:p>10.5</text:p>
              </table:table-cell>
              <table:table-cell office:value-type="float" office:value="44.2">
                <text:p>44.2</text:p>
              </table:table-cell>
              <table:table-cell office:value-type="float" office:value="23.5">
                <text:p>23.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.5">
                <text:p>39.5</text:p>
              </table:table-cell>
              <table:table-cell office:value-type="float" office:value="228.1">
                <text:p>228.1</text:p>
              </table:table-cell>
              <table:table-cell office:value-type="float" office:value="24.2">
                <text:p>24.2</text:p>
              </table:table-cell>
              <table:table-cell office:value-type="float" office:value="39.4">
                <text:p>39.4</text:p>
              </table:table-cell>
              <table:table-cell office:value-type="float" office:value="58.2">
                <text:p>58.2</text:p>
              </table:table-cell>
              <table:table-cell office:value-type="float" office:value="25.2">
                <text:p>25.2</text:p>
              </table:table-cell>
              <table:table-cell office:value-type="float" office:value="25.7">
                <text:p>25.7</text:p>
              </table:table-cell>
              <table:table-cell office:value-type="float" office:value="10.5">
                <text:p>10.5</text:p>
              </table:table-cell>
              <table:table-cell office:value-type="float" office:value="46.2">
                <text:p>46.2</text:p>
              </table:table-cell>
              <table:table-cell office:value-type="float" office:value="40.2">
                <text:p>40.2</text:p>
              </table:table-cell>
              <table:table-cell office:value-type="float" office:value="48.7">
                <text:p>4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